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852cm"/>
    </style:style>
    <style:style style:name="Tabla3.E" style:family="table-column">
      <style:table-column-properties style:column-width="4.611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7cm" style:rel-column-width="7003*"/>
    </style:style>
    <style:style style:name="Tabla4.B" style:family="table-column">
      <style:table-column-properties style:column-width="1.954cm" style:rel-column-width="7534*"/>
    </style:style>
    <style:style style:name="Tabla4.C" style:family="table-column">
      <style:table-column-properties style:column-width="8.266cm" style:rel-column-width="31863*"/>
    </style:style>
    <style:style style:name="Tabla4.D" style:family="table-column">
      <style:table-column-properties style:column-width="4.964cm" style:rel-column-width="1913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0b37c" officeooo:paragraph-rsid="0010b37c"/>
    </style:style>
    <style:style style:name="P2" style:family="paragraph" style:parent-style-name="SubtituloPortadaYDemostrativos">
      <style:text-properties officeooo:rsid="001c93e0" officeooo:paragraph-rsid="001248cb"/>
    </style:style>
    <style:style style:name="P3" style:family="paragraph" style:parent-style-name="Standard">
      <style:text-properties officeooo:rsid="0014cfd4"/>
    </style:style>
    <style:style style:name="P4" style:family="paragraph" style:parent-style-name="Standard">
      <style:text-properties officeooo:rsid="0010b37c" officeooo:paragraph-rsid="0010b37c"/>
    </style:style>
    <style:style style:name="P5" style:family="paragraph" style:parent-style-name="Textos">
      <style:text-properties officeooo:rsid="00245c96" officeooo:paragraph-rsid="00245c96"/>
    </style:style>
    <style:style style:name="P6" style:family="paragraph" style:parent-style-name="Textos">
      <style:text-properties officeooo:paragraph-rsid="00274143"/>
    </style:style>
    <style:style style:name="P7" style:family="paragraph" style:parent-style-name="TituloColumnaTabla">
      <style:text-properties officeooo:rsid="00245c96"/>
    </style:style>
    <style:style style:name="P8" style:family="paragraph" style:parent-style-name="TituloColumnaTabla">
      <style:text-properties officeooo:rsid="00245c96" officeooo:paragraph-rsid="00245c96"/>
    </style:style>
    <style:style style:name="P9" style:family="paragraph" style:parent-style-name="Table_20_Contents">
      <style:text-properties style:font-name="Tahoma" fo:font-size="10pt" style:font-size-asian="10.5pt"/>
    </style:style>
    <style:style style:name="P10" style:family="paragraph" style:parent-style-name="Nivel1">
      <style:text-properties officeooo:paragraph-rsid="00283d21"/>
    </style:style>
    <style:style style:name="P11" style:family="paragraph" style:parent-style-name="Enumeraciones">
      <style:text-properties officeooo:paragraph-rsid="002a2c54"/>
    </style:style>
    <style:style style:name="P12" style:family="paragraph" style:parent-style-name="Enumeraciones">
      <style:text-properties officeooo:paragraph-rsid="002ab5c3"/>
    </style:style>
    <style:style style:name="P13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15" style:family="paragraph" style:parent-style-name="SubtituloPortadaYDemostrativos">
      <style:text-properties officeooo:rsid="00274143" officeooo:paragraph-rsid="00274143"/>
    </style:style>
    <style:style style:name="P16" style:family="paragraph" style:parent-style-name="TituloDemostrativo" style:master-page-name="PortadaDemostrativos">
      <style:paragraph-properties style:page-number="auto"/>
      <style:text-properties officeooo:paragraph-rsid="00274143"/>
    </style:style>
    <style:style style:name="P17" style:family="paragraph" style:parent-style-name="Nivel1" style:master-page-name="Pagina">
      <style:paragraph-properties style:page-number="auto"/>
      <style:text-properties officeooo:paragraph-rsid="00274143"/>
    </style:style>
    <style:style style:name="P18" style:family="paragraph" style:parent-style-name="TablaContenidosDemostrativo" style:master-page-name="Pagina">
      <style:paragraph-properties style:page-number="auto"/>
    </style:style>
    <style:style style:name="P19" style:family="paragraph" style:parent-style-name="Textos" style:master-page-name="Pagina">
      <style:paragraph-properties style:page-number="auto"/>
      <style:text-properties officeooo:rsid="00245c96" officeooo:paragraph-rsid="00245c96"/>
    </style:style>
    <style:style style:name="P20" style:family="paragraph" style:parent-style-name="Textos">
      <style:text-properties officeooo:rsid="002a2c54"/>
    </style:style>
    <style:style style:name="P21" style:family="paragraph" style:parent-style-name="Textos">
      <style:text-properties officeooo:rsid="002a2c54" officeooo:paragraph-rsid="002a2c54"/>
    </style:style>
    <style:style style:name="P22" style:family="paragraph" style:parent-style-name="Textos">
      <style:text-properties officeooo:rsid="002ab5c3" officeooo:paragraph-rsid="002ab5c3"/>
    </style:style>
    <style:style style:name="P23" style:family="paragraph" style:parent-style-name="Textos">
      <style:text-properties officeooo:rsid="002b1082"/>
    </style:style>
    <style:style style:name="P24" style:family="paragraph" style:parent-style-name="Enumeraciones">
      <style:text-properties officeooo:rsid="002a2c54"/>
    </style:style>
    <style:style style:name="P25" style:family="paragraph" style:parent-style-name="Enumeraciones">
      <style:text-properties officeooo:rsid="002a2c54" officeooo:paragraph-rsid="002a2c54"/>
    </style:style>
    <style:style style:name="P26" style:family="paragraph" style:parent-style-name="Enumeraciones">
      <style:text-properties officeooo:rsid="002b1082" officeooo:paragraph-rsid="002b1082"/>
    </style:style>
    <style:style style:name="P27" style:family="paragraph" style:parent-style-name="Enumeraciones">
      <style:text-properties officeooo:rsid="002ab5c3" officeooo:paragraph-rsid="002ab5c3"/>
    </style:style>
    <style:style style:name="P28" style:family="paragraph" style:parent-style-name="CuerpoTabla">
      <style:text-properties officeooo:rsid="00274143" officeooo:paragraph-rsid="00274143"/>
    </style:style>
    <style:style style:name="P29" style:family="paragraph" style:parent-style-name="CuerpoTabla">
      <style:text-properties officeooo:rsid="002c279c" officeooo:paragraph-rsid="002c279c"/>
    </style:style>
    <style:style style:name="P30" style:family="paragraph" style:parent-style-name="Nivel2">
      <style:text-properties officeooo:rsid="002a2c54" officeooo:paragraph-rsid="002a2c54"/>
    </style:style>
    <style:style style:name="P31" style:family="paragraph" style:parent-style-name="Nivel2">
      <style:text-properties officeooo:rsid="002ab5c3"/>
    </style:style>
    <style:style style:name="P32" style:family="paragraph" style:parent-style-name="Nivel2">
      <style:text-properties officeooo:rsid="002b1082" officeooo:paragraph-rsid="002ab5c3"/>
    </style:style>
    <style:style style:name="T1" style:family="text">
      <style:text-properties officeooo:rsid="00245c96"/>
    </style:style>
    <style:style style:name="T2" style:family="text">
      <style:text-properties officeooo:rsid="00274143"/>
    </style:style>
    <style:style style:name="T3" style:family="text">
      <style:text-properties officeooo:rsid="00283d21"/>
    </style:style>
    <style:style style:name="T4" style:family="text">
      <style:text-properties officeooo:rsid="002a2c54"/>
    </style:style>
    <style:style style:name="T5" style:family="text">
      <style:text-properties officeooo:rsid="002ab5c3"/>
    </style:style>
    <style:style style:name="T6" style:family="text">
      <style:text-properties officeooo:rsid="002c27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Procedimiento de prueba de piezas </text:span></text:p>
      <text:p text:style-name="P4"/>
      <text:p text:style-name="SubtituloPortadaYDemostrativos">Tipo de documento: <text:span text:style-name="T1">documento técnico</text:span></text:p>
      <text:p text:style-name="P15">21/11/2013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Identificador del documento:</text:p>
          </table:table-cell>
          <table:table-cell table:style-name="Tabla2.B1" office:value-type="string">
            <text:p text:style-name="P28">T2.0.3.1</text:p>
          </table:table-cell>
        </table:table-row>
        <table:table-row>
          <table:table-cell table:style-name="Tabla2.A2" office:value-type="string">
            <text:p text:style-name="P8">Fecha:</text:p>
          </table:table-cell>
          <table:table-cell table:style-name="Tabla2.B2" office:value-type="string">
            <text:p text:style-name="P28">21/11/2013</text:p>
          </table:table-cell>
        </table:table-row>
        <table:table-row>
          <table:table-cell table:style-name="Tabla2.A2" office:value-type="string">
            <text:p text:style-name="P8">Actividad:</text:p>
          </table:table-cell>
          <table:table-cell table:style-name="Tabla2.B2" office:value-type="string">
            <text:p text:style-name="P28">Definición del proceso experimental de prueba de funcionamiento de piezas</text:p>
          </table:table-cell>
        </table:table-row>
        <table:table-row>
          <table:table-cell table:style-name="Tabla2.A2" office:value-type="string">
            <text:p text:style-name="P8">Estado del documento:</text:p>
          </table:table-cell>
          <table:table-cell table:style-name="Tabla2.B2" office:value-type="string">
            <text:p text:style-name="P28">En proceso</text:p>
          </table:table-cell>
        </table:table-row>
        <table:table-row>
          <table:table-cell table:style-name="Tabla2.A2" office:value-type="string">
            <text:p text:style-name="P8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P5">Abstract:</text:p>
      <text:p text:style-name="P5"/>
      <text:p text:style-name="P19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9"/>
          </table:table-cell>
          <table:table-cell table:style-name="Tabla3.B1" office:value-type="string">
            <text:p text:style-name="P8">Nombre</text:p>
          </table:table-cell>
          <table:table-cell table:style-name="Tabla3.B1" office:value-type="string">
            <text:p text:style-name="P8">Compañia / Actividad</text:p>
          </table:table-cell>
          <table:table-cell table:style-name="Tabla3.B1" office:value-type="string">
            <text:p text:style-name="P8">Fecha</text:p>
          </table:table-cell>
          <table:table-cell table:style-name="Tabla3.E1" office:value-type="string">
            <text:p text:style-name="P8">Firma</text:p>
          </table:table-cell>
        </table:table-row>
        <table:table-row>
          <table:table-cell table:style-name="Tabla3.B1" office:value-type="string">
            <text:p text:style-name="P8"/>
            <text:p text:style-name="P8">Autor</text:p>
            <text:p text:style-name="P8"/>
          </table:table-cell>
          <table:table-cell table:style-name="Tabla3.B2" office:value-type="string">
            <text:p text:style-name="P28">Silvia Carrera</text:p>
          </table:table-cell>
          <table:table-cell table:style-name="Tabla3.B2" office:value-type="string">
            <text:p text:style-name="P28">Uvigo</text:p>
          </table:table-cell>
          <table:table-cell table:style-name="Tabla3.B2" office:value-type="string">
            <text:p text:style-name="P28">21/11/13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8"/>
            <text:p text:style-name="P8">Verificado por</text:p>
            <text:p text:style-name="P8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8"/>
            <text:p text:style-name="P8">Revisado por</text:p>
            <text:p text:style-name="P8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8"/>
            <text:p text:style-name="P8">Aprobado por</text:p>
            <text:p text:style-name="P8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P5"/>
      <text:p text:style-name="P5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8">Versión</text:p>
          </table:table-cell>
          <table:table-cell table:style-name="Tabla4.A1" office:value-type="string">
            <text:p text:style-name="P8">Fecha</text:p>
          </table:table-cell>
          <table:table-cell table:style-name="Tabla4.A1" office:value-type="string">
            <text:p text:style-name="P8">Comentario</text:p>
          </table:table-cell>
          <table:table-cell table:style-name="Tabla4.D1" office:value-type="string">
            <text:p text:style-name="P8">Autor</text:p>
          </table:table-cell>
        </table:table-row>
        <table:table-row>
          <table:table-cell table:style-name="Tabla4.A2" office:value-type="string">
            <text:p text:style-name="P28">V0</text:p>
          </table:table-cell>
          <table:table-cell table:style-name="Tabla4.A2" office:value-type="string">
            <text:p text:style-name="P28">21/11/13</text:p>
          </table:table-cell>
          <table:table-cell table:style-name="Tabla4.A2" office:value-type="string">
            <text:p text:style-name="P28">Redacción del documento</text:p>
          </table:table-cell>
          <table:table-cell table:style-name="Tabla4.D2" office:value-type="string">
            <text:p text:style-name="P28">Silvia Carrera</text:p>
          </table:table-cell>
        </table:table-row>
        <table:table-row>
          <table:table-cell table:style-name="Tabla4.A2" office:value-type="string">
            <text:p text:style-name="P29">V1</text:p>
          </table:table-cell>
          <table:table-cell table:style-name="Tabla4.A2" office:value-type="string">
            <text:p text:style-name="P29">11/12/13</text:p>
          </table:table-cell>
          <table:table-cell table:style-name="Tabla4.A2" office:value-type="string">
            <text:p text:style-name="P29">Modificación del documento</text:p>
          </table:table-cell>
          <table:table-cell table:style-name="Tabla4.D2" office:value-type="string">
            <text:p text:style-name="P29">Silvia Carrera</text:p>
          </table:table-cell>
        </table:table-row>
      </table:table>
      <text:p text:style-name="P5"/>
      <text:p text:style-name="P5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7">Versión</text:p>
          </table:table-cell>
          <table:table-cell table:style-name="Tabla5.A1" office:value-type="string">
            <text:p text:style-name="P8">Item</text:p>
          </table:table-cell>
          <table:table-cell table:style-name="Tabla5.C1" office:value-type="string">
            <text:p text:style-name="P8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8">Tabla de contenido</text:p>
          </text:index-title>
          <text:p text:style-name="P13"><text:a xlink:type="simple" xlink:href="#__RefHeading__382_1716881737" text:style-name="Index_20_Link" text:visited-style-name="Index_20_Link">1: Propósito del procedimiento:<text:tab/>4</text:a></text:p>
          <text:p text:style-name="P13"><text:a xlink:type="simple" xlink:href="#__RefHeading__384_1716881737" text:style-name="Index_20_Link" text:visited-style-name="Index_20_Link">2: Definición del procedimiento:<text:tab/>4</text:a></text:p>
          <text:p text:style-name="P14"><text:a xlink:type="simple" xlink:href="#__RefHeading__386_1716881737" text:style-name="Index_20_Link" text:visited-style-name="Index_20_Link">2.1: Procedimiento a seguir para la comprobación de un equipo completo.<text:tab/>4</text:a></text:p>
          <text:p text:style-name="P14"><text:a xlink:type="simple" xlink:href="#__RefHeading__413_1716881737" text:style-name="Index_20_Link" text:visited-style-name="Index_20_Link">2.2: Procedimiento a seguir para la verificación de componentes sueltos.<text:tab/>5</text:a></text:p>
        </text:index-body>
      </text:table-of-content>
      <text:p text:style-name="Nivel1"/>
      <text:p text:style-name="P3"/>
      <text:p text:style-name="P2"/>
      <text:p text:style-name="P17"><text:bookmark-start text:name="__RefHeading__382_1716881737"/><text:span text:style-name="T2">1: Propósito del procedimiento:</text:span><text:bookmark-end text:name="__RefHeading__382_1716881737"/></text:p>
      <text:p text:style-name="P6"><text:span text:style-name="T2">El objetivo de la elaboración de este procedimiento no es otra que <text:s/>determinar el proceso a seguir para la comprobación del correcto funcionamiento de piezas provenientes de distintos equipos y la posibilidad de completar equipos con piezas retiradas de otros, siendo estas previamente verificadas.</text:span></text:p>
      <text:p text:style-name="P21">Para la elaboración de los demostrativos para la fase B2 del proyecto ecoRaee, los componentes del PC que se necesitarán son:</text:p>
      <text:p text:style-name="P24">- Bus IDE.</text:p>
      <text:p text:style-name="P25">- Memoria RAM.</text:p>
      <text:p text:style-name="P25">- Placa base.</text:p>
      <text:p text:style-name="P25">- Procesador.</text:p>
      <text:p text:style-name="P25">- Fuente de alimentación.</text:p>
      <text:p text:style-name="P20"/>
      <text:p text:style-name="P22">Para llevar a cabo la comprobación necesitaremos:</text:p>
      <text:p text:style-name="P26">- <text:span text:style-name="T6">Componentes para pruebas</text:span>: <text:span text:style-name="T6">serie de componentes para los que previamente se ha verficado su correcto funcionamiento, formado por elementos de similares características a los que pretende verificar.</text:span></text:p>
      <text:p text:style-name="P26">- Equipo a procesar: equipo del que se pretende verificar su correcto funcionamiento.</text:p>
      <text:p text:style-name="P26">- Componentes sueltos.</text:p>
      <text:p text:style-name="P23"/>
      <text:p text:style-name="P10"><text:bookmark-start text:name="__RefHeading__384_1716881737"/><text:span text:style-name="T3">2: Definición del procedimiento:</text:span><text:bookmark-end text:name="__RefHeading__384_1716881737"/></text:p>
      <text:p text:style-name="P30"><text:bookmark-start text:name="__RefHeading__386_1716881737"/>2.1: Procedimiento a seguir para la comprobación de un equipo completo.<text:bookmark-end text:name="__RefHeading__386_1716881737"/></text:p>
      <text:p text:style-name="P21">En el caso de recibir un equipo completo, se actuará del siguiente modo:</text:p>
      <text:p text:style-name="P11"><text:span text:style-name="T4">- Conectar monitor, teclado, toma de red y alimentación al equipo.</text:span></text:p>
      <text:p text:style-name="P27">- Encender el equipo. Si el PC arranca correctamente, se procerá a la identificación mediante software de todos sus componentes mediante el proceso descrito en el documento T0.1.2 y el proceso habrá finalizado en este punto. En caso de que el equipo a procesar no arranque correctamente, se procerá con los siguientes pasos.</text:p>
      <text:p text:style-name="P27">- Identificar el/los posible/s componente/s que causan el mal funcionamiento (repetir los 3 pasos siguientes para cada componente sospechoso de avería).</text:p>
      <text:p text:style-name="P27">- Retirar el componente del PC que se está procesando.</text:p>
      <text:p text:style-name="P27"/>
      <text:p text:style-name="P27"/>
      <text:p text:style-name="P27">- Sustituir el componente retirado en el equipo de prueba de componentes para comprobar si es éste el <text:soft-page-break/>elemento causante del mal funcinamiento.</text:p>
      <text:p text:style-name="P12"><text:span text:style-name="T5">- Arrancar los componentes para pruebas. Si funciona correctamente con el componente retirado, devolver el componente al equipo a procesar y continuar buscando en éste equipo componentes defectuosos. En caso contrario, depositar el componente en el lugar dispuesto para su posterior envío a reciclado por ser un componente no reusable.</text:span></text:p>
      <text:p text:style-name="P31"/>
      <text:p text:style-name="P32"/>
      <text:p text:style-name="P26"/>
      <text:p text:style-name="P27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5</text:page-number></text:p>
      </style:header>
      <style:footer>
        <text:p text:style-name="Footer"><draw:frame draw:style-name="Mfr2" draw:name="gráficos1" text:anchor-type="paragraph" svg:width="17cm" svg:height="4.05cm" draw:z-index="1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2-11T19:57:22.490000000</dc:date>
    <meta:editing-duration>PT59M4S</meta:editing-duration>
    <meta:editing-cycles>12</meta:editing-cycles>
    <meta:generator>LibreOffice/4.1.3.2$Windows_x86 LibreOffice_project/70feb7d99726f064edab4605a8ab840c50ec57a</meta:generator>
    <meta:document-statistic meta:table-count="4" meta:image-count="3" meta:object-count="0" meta:page-count="5" meta:paragraph-count="70" meta:word-count="457" meta:character-count="3008" meta:non-whitespace-character-count="2580"/>
  </office:meta>
</office:document-meta>
</file>